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40000017A4FC54CDA19BF4A51.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char" svg:width="5.2083in" svg:height="3.9374in" draw:z-index="0"><draw:image xlink:href="Pictures/10000000000001F40000017A4FC54CDA19BF4A51.jpg" xlink:type="simple" xlink:show="embed" xlink:actuate="onLoad" draw:mime-type="image/jpeg"/><draw:image-map><draw:area-polygon xlink:href="http://Snookum/" xlink:type="simple" office:target-frame-name="_self" xlink:show="replace" svg:x="0in" svg:y="0in" svg:width="1.4717in" svg:height="2.7823in" svg:viewBox="0 0 3738 7067" draw:points="10252,9950 10099,9598 10045,9415 9994,9241 9966,9059 9941,8881 9917,8704 9962,8521 9890,8346 9796,8010 9675,7656 9667,7479 9614,7312 9558,7135 9394,6961 9374,6777 9354,6594 9274,6379 9298,6191 9320,6020 9418,5914 9390,5743 9360,5555 9353,5344 9562,5208 9618,5172 9409,4977 9545,4846 9699,4697 9896,4687 10079,4622 10271,4554 10487,4453 10562,4260 10607,4104 10338,3742 10434,3552 10441,3351 10493,3156 10552,2934 10855,2917 11311,2917 11331,3207 11400,3345 11452,3552 11641,3673 11486,3949 11383,4121 11348,4242 11566,4510 12193,4638 12217,4812 12235,4983 12376,5158 12355,5329 12331,5526 12311,5691 12407,5846 12504,6002 12662,6204 12624,6432 12573,6621 12469,6914 12253,7224 12183,7415 12590,7880 12690,8185 12866,8380 12948,8683 12976,8864 13012,9097 12859,9327 12786,9502 12716,9671 12554,9820 12459,9984 12580,9984"><svg:title>Snookum</svg:title></draw:area-polygon><draw:area-polygon xlink:href="http://Buster/" xlink:type="simple" office:target-frame-name="_self" xlink:show="replace" svg:x="0in" svg:y="0in" svg:width="1.2331in" svg:height="2.6638in" svg:viewBox="0 0 3132 6766" draw:points="6675,9984 6616,9809 6485,9095 6469,8915 6453,8743 6490,8567 6469,8397 6447,8222 6480,8048 6417,7880 6352,7707 6320,7532 6313,7345 6305,7150 6228,7031 6296,6828 6352,6660 6328,6469 6296,6294 6257,6077 6406,5981 6400,5759 6395,5571 6477,5413 6469,5225 6459,4987 6648,4900 6813,4845 6991,4785 7194,4774 7331,4638 7486,4484 7240,4309 7227,4138 7214,3957 7375,3768 7331,3587 7282,3386 7491,3218 7693,3259 7863,3294 8144,3224 8176,3466 8201,3654 8417,3807 8365,4000 8304,4225 8190,4335 8158,4518 8111,4793 8433,4663 8555,4742 8723,4851 9056,4898 9124,5069 9188,5230 9140,5972 9193,6138 9248,6312 9300,6444 9331,6621 9360,6790 9316,7535 9320,7725 9323,7904 9345,8049 9317,8225 9290,8396 9273,8572 9310,8742 9349,8918 9207,9639 9176,9811 9124,9915"><svg:title>Buster</svg:title></draw:area-polygon><draw:area-polygon xlink:type="simple" svg:x="0in" svg:y="0in" svg:width="0.0472in" svg:height="0.0339in" svg:viewBox="0 0 120 86" draw:points="4986,2931 5106,2845"/><draw:area-polygon xlink:type="simple" svg:x="0in" svg:y="0in" svg:width="0.0343in" svg:height="0.0272in" svg:viewBox="0 0 87 69" draw:points="3330,4794 3417,4863"/><draw:area-polygon xlink:href="http://Buddy/" xlink:type="simple" office:target-frame-name="_self" xlink:show="replace" svg:x="0in" svg:y="0in" svg:width="1.215in" svg:height="2.9228in" svg:viewBox="0 0 3086 7424" draw:points="3947,10000 3861,9781 3614,9839 3516,9586 3446,9405 3358,9252 3378,9069 3397,8896 3375,8713 3447,8552 3525,8378 3486,8208 3533,8017 3581,7822 3601,7636 3654,7448 3718,7220 3478,7101 3430,6931 3383,6765 3457,6583 3430,6414 3402,6239 3315,6037 3413,5896 3538,5715 3484,5551 3430,5362 3378,5181 3330,5067 3430,4845 3538,4606 3730,4607 3878,4465 4013,4335 4223,4338 4396,4276 4644,4188 4494,3909 4365,3776 4226,3633 4331,3410 4296,3242 4241,2981 4507,2816 4672,2741 4858,2657 4544,2576 5106,2845 5305,2940 5417,3556 5327,3706 5217,3889 5201,4043 5223,4224 5254,4483 5555,4350 5741,4379 5952,4412 6055,4536 6210,4673 6340,4788 6312,4928 6331,5104 6351,5290 6401,5477 6344,5655 6288,5829 6340,6006 6275,6189 6217,6353 6184,6528 6206,6707 6231,6912 6019,7031 5999,7224 5987,7341 5730,7546 6068,7638 6237,7684 6167,7979 6172,8155 6177,8332 6200,8514 6172,8690 6313,8863 6302,9069 6244,9242 6188,9410 6169,9535 6158,9708 6034,9914 6120,9879"><svg:title>Buddy</svg:title></draw:area-polygon><draw:area-polygon xlink:href="http://Albert/" xlink:type="simple" office:target-frame-name="_self" xlink:show="replace" svg:x="0in" svg:y="0in" svg:width="1.3898in" svg:height="2.6496in" svg:viewBox="0 0 3530 6730" draw:points="1261,8552 1028,8585 922,8788 744,8897 571,9003 386,9086 227,9225 -76,9490 -5,9097 0,8984 8,8812 0,8638 0,8466 0,8293 -59,8110 0,7949 79,7734 440,7793 502,7552 545,7383 495,7205 468,7035 441,6863 431,6690 416,6518 400,6337 471,6181 451,6001 432,5830 451,5655 451,5483 451,5331 264,5060 571,5035 774,5019 907,4828 1106,4794 1278,4764 1479,4548 1330,4362 1196,4194 1305,4012 1227,3828 1141,3626 1352,3419 1537,3380 1709,3343 1896,3362 2054,3483 2212,3604 2352,3765 2365,3966 2376,4143 2339,4324 2261,4483 2141,4728 2485,4736 2623,4794 2795,4866 2968,4890 3141,4949 3389,5034 3318,5271 3330,5449 3342,5621 3299,5794 3279,5966 3259,6136 3261,6311 3279,6483 3297,6662 3269,6842 3313,7018 3362,7211 3339,7406 3330,7587 3322,7764 3416,7908 3416,8087 3416,8270 3249,8559 3244,8742 3240,8916 3092,9054 3244,9139 3356,9202 3157,8803 3330,9311 3399,9514 3454,9324 3382,9587 3298,9890 3408,9473 3365,9846 3341,10053 2999,10073 2830,10000 2615,9907 2638,9655 2606,9466 2568,9246 2486,9106 2382,8915 2290,8746 2369,8451 2072,8466 1899,8501 1899,8501 1435,8528"><svg:title>Albert</svg:title></draw:area-polygon><draw:area-polygon xlink:href="http://Earl/" xlink:type="simple" office:target-frame-name="_self" xlink:show="replace" svg:x="0in" svg:y="0in" svg:width="1.2626in" svg:height="1.5004in" svg:viewBox="0 0 3207 3811" draw:points="9259,4191 9180,3997 9421,3683 9444,3472 9572,3311 9686,3168 9631,2960 9693,2793 9796,2655 10210,2517 10557,2363 10373,1999 10372,1766 10417,1569 10490,1161 10659,1052 10986,1083 11159,1086 11314,1207 11414,1279 11457,1624 11493,1825 11308,2139 11161,2366 11430,2630 11831,2655 11972,2784 12084,2964 12093,3519 12252,3848 12295,4031 12268,4333 12387,4673 12090,4569 11590,4414 11400,4276 11417,4069 11593,3954 11659,3604 11452,3443 11383,3121 11322,2911 11038,2880 10757,2895 10469,3000 10417,3242 10434,3483 10265,3498 10262,3724 10503,4087 10503,4259 9969,4552 9594,4747 9417,4863 9230,4549"><svg:title>Earl</svg:title></draw:area-polygon><draw:area-polygon xlink:type="simple" svg:x="0in" svg:y="0in" svg:width="0.0476in" svg:height="0.0134in" svg:viewBox="0 0 121 34" draw:points="7676,897 7555,931"/><draw:area-polygon xlink:href="http://Eddy/" xlink:type="simple" office:target-frame-name="_self" xlink:show="replace" svg:x="0in" svg:y="0in" svg:width="1.1079in" svg:height="1.7488in" svg:viewBox="0 0 2814 4442" draw:points="7055,4638 6900,4291 6748,3774 6801,3216 6934,2690 7038,2155 7762,1879 7676,1552 7655,1287 7555,897 7696,548 8262,524 8496,720 8578,1066 8633,1255 8624,1862 9089,2035 9309,2090 9428,2294 9536,2648 9538,3000 9562,3185 9383,3518 9244,3690 9221,3897 8996,4272 9020,4440 9193,4966 8917,4914 8772,4791 8215,4563 8193,4414 8486,4052 8434,3862 8283,3698 8254,3376 8072,3242 7923,3132 7730,3112 7486,3138 7227,3315 7262,3483 7300,3670 7200,3851 7152,4218 7296,4569"><svg:title>Eddy</svg:title></draw:area-polygon><draw:area-polygon xlink:href="http://Donald/" xlink:type="simple" office:target-frame-name="_self" xlink:show="replace" svg:x="0in" svg:y="0in" svg:width="1.0587in" svg:height="1.4748in" svg:viewBox="0 0 2689 3746" draw:points="3796,4483 3799,4309 3815,4120 3727,3966 3715,3606 3779,3449 3846,3284 3865,2949 3845,2675 4175,2586 4442,2521 4624,2397 4641,2242 4520,2000 4451,1707 4528,1311 4641,1190 4865,1061 5158,1173 5285,1355 5417,1604 5425,1789 5434,2017 5296,2121 5275,2384 5881,2537 6134,2625 6262,2914 6372,3139 6331,3518 6348,3897 6404,4232 6348,4414 6227,4807 6117,4428 5710,4328 5468,4207 5227,4138 5262,3845 5382,3707 5465,3506 5399,3328 5332,3146 5227,2811 5069,2713 4909,2651 4693,2621 4451,2759 4296,2914 4225,3128 4248,3336 4175,3500 4348,3828 4451,4018 4450,4222 4003,4362 3830,4449 3796,4466"><svg:title>Donald</svg:title></draw:area-polygon><draw:area-polygon xlink:href="http://David/" xlink:type="simple" office:target-frame-name="_self" xlink:show="replace" svg:x="0in" svg:y="0in" svg:width="1.0189in" svg:height="1.5768in" svg:viewBox="0 0 2588 4005" draw:points="1537,3293 1364,3414 1261,3569 1215,3638 1129,4206 1038,4156 1038,3393 1054,3207 1043,2788 1244,2690 1407,2610 1581,2582 1761,2535 1882,2362 1985,2207 1985,2104 1794,1938 1656,1755 1761,1604 1778,1414 1757,1222 1951,1086 2104,978 2330,1000 2503,1069 2649,1203 2655,1410 2710,1586 2772,1786 2658,1987 2606,2207 2855,2529 3072,2604 3269,2672 3489,2840 3503,3069 3513,3241 3503,3412 3468,3587 3513,3759 3626,4104 3626,4466 3451,4621 3440,4784 3330,4983 3037,4828 2705,4788 2520,4742 2313,4604 2366,4420 2434,4293 2528,4118 2410,3941 2280,3600 2175,3414 1847,3224"><svg:title>David</svg:title></draw:area-polygon></draw:image-map></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17T13:27:51.279000000</meta:creation-date>
    <dc:date>2023-03-18T07:24:34.847000000</dc:date>
    <meta:editing-duration>PT17H56M44S</meta:editing-duration>
    <meta:editing-cycles>1</meta:editing-cycles>
    <meta:generator>LibreOffice/7.4.6.2$Windows_X86_64 LibreOffice_project/5b1f5509c2decdade7fda905e3e1429a67acd63d</meta:generator>
    <meta:document-statistic meta:table-count="0" meta:image-count="1" meta:object-count="0" meta:page-count="1" meta:paragraph-count="0" meta:word-count="0" meta:character-count="0" meta:non-whitespace-character-count="0"/>
  </office:meta>
</office:document-meta>
</file>